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Helvetica Neue" svg:font-family="'Helvetica Neue', Helvetica, Arial, sans-serif"/>
    <style:font-face style:name="ARIAL" svg:font-family="ARIAL" style:font-family-generic="swiss"/>
    <style:font-face style:name="Arial1" svg:font-family="Arial" style:font-family-generic="swiss"/>
    <style:font-face style:name="FreeSans1" svg:font-family="FreeSans" style:font-family-generic="swiss"/>
    <style:font-face style:name="Cambria" svg:font-family="Cambria" style:font-pitch="variable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paragraph-rsid="00136662" style:font-size-asian="12pt" style:font-size-complex="12pt"/>
    </style:style>
    <style:style style:name="P3" style:family="paragraph" style:parent-style-name="Corpo_20_de_20_texto_20_2">
      <style:paragraph-properties fo:line-height="150%" fo:text-align="center" style:justify-single-word="false"/>
      <style:text-properties fo:font-variant="normal" fo:text-transform="none" style:font-name="ARIAL" fo:font-size="12pt" fo:font-weight="bold" officeooo:rsid="0010a2cc" officeooo:paragraph-rsid="0010a2cc" style:font-size-asian="12pt" style:font-weight-asian="bold" style:font-name-complex="Arial" style:font-size-complex="12pt" style:font-weight-complex="bold"/>
    </style:style>
    <style:style style:name="P4" style:family="paragraph" style:parent-style-name="Corpo_20_de_20_texto_20_2">
      <style:paragraph-properties fo:line-height="150%" fo:text-align="center" style:justify-single-word="false"/>
      <style:text-properties fo:font-variant="normal" fo:text-transform="none" style:font-name="ARIAL" fo:font-size="12pt" fo:font-weight="bold" officeooo:rsid="00136662" officeooo:paragraph-rsid="00136662" style:font-size-asian="12pt" style:font-weight-asian="bold" style:font-name-complex="Arial" style:font-size-complex="12pt" style:font-weight-complex="bold"/>
    </style:style>
    <style:style style:name="P5" style:family="paragraph" style:parent-style-name="Corpo_20_de_20_texto_20_2">
      <style:paragraph-properties fo:line-height="150%" fo:text-align="justify" style:justify-single-word="false"/>
      <style:text-properties fo:font-variant="normal" fo:text-transform="none" style:font-name="ARIAL" fo:font-size="12pt" fo:font-weight="bold" officeooo:rsid="001ede43" officeooo:paragraph-rsid="001ede43" style:font-size-asian="12pt" style:font-weight-asian="bold" style:font-name-complex="Arial" style:font-size-complex="12pt" style:font-weight-complex="bold"/>
    </style:style>
    <style:style style:name="P6" style:family="paragraph" style:parent-style-name="Corpo_20_de_20_texto_20_2">
      <style:paragraph-properties fo:text-align="justify" style:justify-single-word="false"/>
      <style:text-properties fo:font-variant="normal" fo:text-transform="none" style:font-name="ARIAL" fo:font-size="12pt" fo:font-weight="normal" style:font-size-asian="12pt" style:font-weight-asian="normal" style:font-name-complex="Arial" style:font-size-complex="12pt"/>
    </style:style>
    <style:style style:name="P7" style:family="paragraph" style:parent-style-name="Corpo_20_de_20_texto_20_2">
      <style:paragraph-properties fo:line-height="100%" fo:text-align="justify" style:justify-single-word="false"/>
      <style:text-properties fo:font-variant="normal" fo:text-transform="none" style:font-name="ARIAL" fo:font-size="12pt" fo:font-weight="normal" officeooo:rsid="00136662" officeooo:paragraph-rsid="00136662" style:font-size-asian="12pt" style:font-weight-asian="normal" style:font-name-complex="Arial" style:font-size-complex="12pt" style:font-weight-complex="normal"/>
    </style:style>
    <style:style style:name="P8" style:family="paragraph" style:parent-style-name="Corpo_20_de_20_texto_20_2">
      <style:paragraph-properties fo:text-align="justify" style:justify-single-word="false"/>
      <style:text-properties fo:font-variant="normal" fo:text-transform="none" style:font-name="ARIAL" fo:font-size="12pt" fo:font-weight="normal" officeooo:rsid="001ede43" style:font-size-asian="12pt" style:font-weight-asian="normal" style:font-name-complex="Arial" style:font-size-complex="12pt"/>
    </style:style>
    <style:style style:name="P9" style:family="paragraph" style:parent-style-name="Corpo_20_de_20_texto_20_2">
      <style:paragraph-properties fo:line-height="100%" fo:text-align="center" style:justify-single-word="false"/>
      <style:text-properties fo:font-variant="normal" fo:text-transform="none" fo:color="#000000" style:font-name="Arial1" fo:font-size="12pt" fo:letter-spacing="normal" fo:font-style="normal" fo:font-weight="bold" officeooo:rsid="001782ef" officeooo:paragraph-rsid="001782ef" style:font-size-asian="12pt" style:font-weight-asian="bold" style:font-size-complex="12pt" style:font-weight-complex="bold"/>
    </style:style>
    <style:style style:name="P10" style:family="paragraph" style:parent-style-name="Corpo_20_de_20_texto_20_2">
      <style:paragraph-properties fo:line-height="100%" fo:text-align="start" style:justify-single-word="false"/>
      <style:text-properties fo:font-variant="normal" fo:text-transform="none" fo:color="#000000" style:font-name="Arial1" fo:font-size="12pt" fo:font-weight="normal" officeooo:paragraph-rsid="001782ef" fo:background-color="transparent" style:font-size-asian="12pt" style:font-weight-asian="normal" style:font-name-complex="Arial" style:font-size-complex="12pt" style:font-weight-complex="normal"/>
    </style:style>
    <style:style style:name="P11" style:family="paragraph" style:parent-style-name="Corpo_20_de_20_texto_20_2">
      <style:paragraph-properties fo:line-height="100%" fo:text-align="center" style:justify-single-word="false"/>
      <style:text-properties fo:font-variant="normal" fo:text-transform="none" fo:color="#000000" style:font-name="Arial1" fo:font-size="12pt" fo:font-weight="normal" officeooo:rsid="001dd582" officeooo:paragraph-rsid="001782ef" fo:background-color="transparent" style:font-size-asian="12pt" style:font-weight-asian="normal" style:font-name-complex="Arial" style:font-size-complex="12pt" style:font-weight-complex="normal"/>
    </style:style>
    <style:style style:name="P12" style:family="paragraph" style:parent-style-name="Corpo_20_de_20_texto_20_2">
      <style:paragraph-properties fo:line-height="150%" fo:text-align="start" style:justify-single-word="false"/>
      <style:text-properties fo:font-variant="normal" fo:text-transform="none" fo:color="#000000" style:font-name="Arial1" fo:font-size="12pt" fo:font-weight="normal" officeooo:rsid="001dd582" officeooo:paragraph-rsid="001dd582" fo:background-color="transparent" style:font-size-asian="12pt" style:font-weight-asian="normal" style:font-name-complex="Arial" style:font-size-complex="12pt" style:font-weight-complex="normal"/>
    </style:style>
    <style:style style:name="P13" style:family="paragraph" style:parent-style-name="Corpo_20_de_20_texto_20_2">
      <style:paragraph-properties fo:text-align="justify" style:justify-single-word="false"/>
      <style:text-properties fo:font-variant="normal" fo:text-transform="none" style:font-name="Arial1" fo:font-size="12pt" fo:font-weight="normal" style:font-size-asian="12pt" style:font-weight-asian="normal" style:font-name-complex="Arial" style:font-size-complex="12pt"/>
    </style:style>
    <style:style style:name="P14" style:family="paragraph" style:parent-style-name="Corpo_20_de_20_texto_20_2">
      <style:text-properties style:font-name="ARIAL" fo:font-size="12pt" style:font-size-asian="12pt" style:font-name-complex="Arial" style:font-size-complex="12pt"/>
    </style:style>
    <style:style style:name="P15" style:family="paragraph" style:parent-style-name="Corpo_20_de_20_texto_20_2">
      <style:paragraph-properties fo:text-align="center" style:justify-single-word="false"/>
      <style:text-properties style:font-name="Arial" officeooo:paragraph-rsid="000ef27f" style:font-name-complex="Arial"/>
    </style:style>
    <style:style style:name="P16" style:family="paragraph" style:parent-style-name="Corpo_20_de_20_texto_20_2">
      <style:paragraph-properties fo:text-align="center" style:justify-single-word="false"/>
      <style:text-properties style:font-name="Arial" fo:font-size="12pt" fo:font-weight="bold" officeooo:paragraph-rsid="000ef27f" style:font-size-asian="12pt" style:font-weight-asian="bold" style:font-name-complex="Arial" style:font-size-complex="12pt" style:font-weight-complex="bold"/>
    </style:style>
    <style:style style:name="P17" style:family="paragraph" style:parent-style-name="Corpo_20_de_20_texto_20_2">
      <style:paragraph-properties fo:line-height="150%" fo:text-align="center" style:justify-single-word="false"/>
      <style:text-properties style:font-name="Arial" fo:font-size="12pt" fo:font-weight="bold" officeooo:rsid="0010104e" officeooo:paragraph-rsid="0010104e" style:font-size-asian="12pt" style:font-weight-asian="bold" style:font-name-complex="Arial" style:font-size-complex="12pt" style:font-weight-complex="bold"/>
    </style:style>
    <style:style style:name="P18" style:family="paragraph" style:parent-style-name="Corpo_20_de_20_texto_20_2">
      <style:paragraph-properties fo:line-height="100%" fo:text-align="justify" style:justify-single-word="false"/>
      <style:text-properties officeooo:paragraph-rsid="00148bb0"/>
    </style:style>
    <style:style style:name="P19" style:family="paragraph" style:parent-style-name="Corpo_20_de_20_texto_20_2">
      <style:paragraph-properties fo:margin-top="0cm" fo:margin-bottom="0cm" loext:contextual-spacing="false" fo:line-height="150%" fo:text-align="center" style:justify-single-word="false"/>
      <style:text-properties style:font-name="Arial" fo:font-size="12pt" officeooo:rsid="000ef27f" officeooo:paragraph-rsid="000ef27f" style:font-size-asian="12pt" style:font-name-complex="Arial" style:font-size-complex="12pt"/>
    </style:style>
    <style:style style:name="P20" style:family="paragraph" style:parent-style-name="Autor">
      <style:paragraph-properties fo:line-height="150%" fo:text-align="center" style:justify-single-word="false"/>
      <style:text-properties fo:font-variant="normal" fo:text-transform="none" style:font-name="Arial" fo:font-size="12pt" fo:font-weight="bold" officeooo:rsid="00136662" officeooo:paragraph-rsid="00136662" style:font-size-asian="12pt" style:font-weight-asian="bold" style:font-name-complex="Arial" style:font-size-complex="12pt"/>
    </style:style>
    <style:style style:name="P21" style:family="paragraph" style:parent-style-name="Autor">
      <style:paragraph-properties fo:line-height="150%" fo:text-align="center" style:justify-single-word="false"/>
      <style:text-properties fo:font-variant="normal" fo:text-transform="none" style:font-name="Arial" fo:font-size="12pt" fo:font-weight="bold" officeooo:rsid="00136662" officeooo:paragraph-rsid="00136662" style:font-size-asian="12pt" style:font-weight-asian="bold" style:font-name-complex="Arial" style:font-size-complex="12pt" style:font-weight-complex="bold"/>
    </style:style>
    <style:style style:name="P22" style:family="paragraph" style:parent-style-name="Autor">
      <style:paragraph-properties fo:text-align="center" style:justify-single-word="false"/>
      <style:text-properties style:font-name="Arial" fo:font-size="12pt" officeooo:rsid="0010104e" officeooo:paragraph-rsid="0010104e" style:font-size-asian="12pt" style:font-name-complex="Arial" style:font-size-complex="12pt"/>
    </style:style>
    <style:style style:name="P23" style:family="paragraph" style:parent-style-name="Autor" style:master-page-name="">
      <loext:graphic-properties draw:fill="none"/>
      <style:paragraph-properties fo:margin-left="7.999cm" fo:margin-right="0cm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style:font-name="Arial" fo:font-size="12pt" fo:font-weight="normal" officeooo:rsid="00136662" officeooo:paragraph-rsid="00136662" style:font-size-asian="12pt" style:font-weight-asian="normal" style:font-name-complex="Arial" style:font-size-complex="12pt" style:font-weight-complex="normal"/>
    </style:style>
    <style:style style:name="P24" style:family="paragraph" style:parent-style-name="Autor">
      <loext:graphic-properties draw:fill="none"/>
      <style:paragraph-properties fo:margin-left="7.999cm" fo:margin-right="0cm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font-name="Arial" fo:font-size="12pt" fo:font-weight="normal" officeooo:rsid="00136662" officeooo:paragraph-rsid="00136662" style:font-size-asian="12pt" style:font-weight-asian="normal" style:font-name-complex="Arial" style:font-size-complex="12pt" style:font-weight-complex="normal"/>
    </style:style>
    <style:style style:name="P25" style:family="paragraph" style:parent-style-name="Autor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font-name="Arial" fo:font-size="12pt" fo:font-weight="normal" officeooo:rsid="00136662" officeooo:paragraph-rsid="00136662" style:font-size-asian="12pt" style:font-weight-asian="normal" style:font-name-complex="Arial" style:font-size-complex="12pt" style:font-weight-complex="normal"/>
    </style:style>
    <style:style style:name="P26" style:family="paragraph" style:parent-style-name="Autor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style:font-name="Arial" fo:font-size="12pt" fo:font-weight="bold" officeooo:rsid="00136662" officeooo:paragraph-rsid="00136662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bold" officeooo:rsid="00210626" officeooo:paragraph-rsid="00210626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variant="normal" fo:text-transform="none" style:font-name="ARIAL" fo:font-size="12pt" fo:font-weight="bold" officeooo:rsid="00210626" officeooo:paragraph-rsid="00210626" style:font-size-asian="12pt" style:font-weight-asian="bold" style:font-name-complex="Arial" style:font-size-complex="12pt" style:font-weight-complex="bold"/>
    </style:style>
    <style:style style:name="P29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ARIAL" fo:font-size="12pt" fo:font-weight="bold" officeooo:rsid="00210626" officeooo:paragraph-rsid="00210626" style:font-size-asian="12pt" style:font-weight-asian="bold" style:font-name-complex="Arial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text-indent="2cm" style:auto-text-indent="false" fo:background-color="transparent" style:writing-mode="lr-tb"/>
      <style:text-properties style:font-name="Arial" fo:font-style="italic" officeooo:paragraph-rsid="00210626" style:font-style-asian="italic" style:font-name-complex="Arial"/>
    </style:style>
    <style:style style:name="P31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text-indent="2cm" style:auto-text-indent="false" fo:background-color="transparent" style:writing-mode="lr-tb"/>
      <style:text-properties fo:font-variant="normal" fo:text-transform="none" style:font-name="ARIAL" fo:font-size="12pt" fo:font-weight="normal" officeooo:rsid="001ede43" officeooo:paragraph-rsid="00210626" style:font-size-asian="12pt" style:font-weight-asian="normal" style:font-name-complex="Arial" style:font-size-complex="12pt" style:font-weight-complex="normal"/>
    </style:style>
    <style:style style:name="P32" style:family="paragraph" style:parent-style-name="Text_20_body">
      <loext:graphic-properties draw:fill="none"/>
      <style:paragraph-properties fo:margin-left="0cm" fo:margin-right="0cm" fo:line-height="100%" fo:text-align="justify" style:justify-single-word="false" fo:orphans="2" fo:widows="2" fo:text-indent="2cm" style:auto-text-indent="false" fo:background-color="transparent" style:writing-mode="lr-tb"/>
      <style:text-properties fo:font-variant="normal" fo:text-transform="none" fo:color="#000000" style:font-name="ARIAL" fo:font-size="12pt" fo:letter-spacing="normal" fo:font-style="normal" fo:font-weight="normal" officeooo:rsid="00136662" officeooo:paragraph-rsid="00210626" style:font-size-asian="12pt" style:font-weight-asian="normal" style:font-name-complex="Arial" style:font-size-complex="12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orphans="2" fo:widows="2" fo:text-indent="2cm" style:auto-text-indent="false" style:page-number="auto" fo:background-color="transparent" style:writing-mode="lr-tb"/>
      <style:text-properties fo:font-variant="normal" fo:text-transform="none" style:font-name="ARIAL" fo:font-size="12pt" fo:font-weight="normal" officeooo:rsid="001ede43" officeooo:paragraph-rsid="00210626" style:font-size-asian="12pt" style:font-weight-asian="normal" style:font-name-complex="Arial" style:font-size-complex="12pt" style:font-weight-complex="normal"/>
    </style:style>
    <style:style style:name="P34" style:family="paragraph" style:parent-style-name="Capa">
      <style:paragraph-properties fo:text-align="center" style:justify-single-word="false"/>
      <style:text-properties style:font-name="Arial" fo:font-size="12pt" fo:font-weight="bold" officeooo:paragraph-rsid="000ef27f" style:font-size-asian="12pt" style:font-weight-asian="bold" style:font-name-complex="Arial" style:font-size-complex="12pt" style:font-weight-complex="bold"/>
    </style:style>
    <style:style style:name="P35" style:family="paragraph" style:parent-style-name="Capa">
      <style:paragraph-properties fo:line-height="150%" fo:text-align="center" style:justify-single-word="false"/>
      <style:text-properties style:font-name="Arial" fo:font-size="12pt" fo:font-weight="bold" officeooo:paragraph-rsid="000ef27f" style:font-size-asian="12pt" style:font-weight-asian="bold" style:font-name-complex="Arial" style:font-size-complex="12pt" style:font-weight-complex="bold"/>
    </style:style>
    <style:style style:name="P36" style:family="paragraph" style:parent-style-name="Capa">
      <style:paragraph-properties fo:line-height="150%" fo:text-align="center" style:justify-single-word="false"/>
      <style:text-properties style:font-name="Arial" fo:font-size="12pt" fo:font-weight="bold" officeooo:rsid="0010104e" officeooo:paragraph-rsid="0010104e" style:font-size-asian="12pt" style:font-weight-asian="bold" style:font-name-complex="Arial" style:font-size-complex="12pt" style:font-weight-complex="bold"/>
    </style:style>
    <style:style style:name="P37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2pt" fo:font-weight="normal" officeooo:rsid="00462904" officeooo:paragraph-rsid="00462904" style:font-size-asian="12pt" style:font-weight-asian="normal" style:font-name-complex="Arial" style:font-size-complex="12pt" style:font-weight-complex="normal"/>
    </style:style>
    <style:style style:name="P38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2pt" fo:font-weight="normal" officeooo:rsid="00473ba5" officeooo:paragraph-rsid="00473ba5" style:font-size-asian="12pt" style:font-weight-asian="normal" style:font-name-complex="Arial" style:font-size-complex="12pt" style:font-weight-complex="normal"/>
    </style:style>
    <style:style style:name="P39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2pt" fo:font-weight="normal" officeooo:rsid="004a0d4d" officeooo:paragraph-rsid="004a0d4d" style:font-size-asian="12pt" style:font-weight-asian="normal" style:font-name-complex="Arial" style:font-size-complex="12pt" style:font-weight-complex="normal"/>
    </style:style>
    <style:style style:name="P40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2pt" officeooo:paragraph-rsid="00210626" style:font-size-asian="12pt" style:font-name-complex="Arial" style:font-size-complex="12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variant="normal" fo:text-transform="none" style:font-name="ARIAL" fo:font-size="12pt" fo:font-weight="normal" officeooo:rsid="001ede43" officeooo:paragraph-rsid="00210626" style:font-size-asian="12pt" style:font-weight-asian="normal" style:font-name-complex="Arial" style:font-size-complex="12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style:font-name="ARIAL" fo:font-size="12pt" fo:font-weight="normal" officeooo:rsid="003bf077" officeooo:paragraph-rsid="003bf077" style:font-size-asian="12pt" style:font-weight-asian="normal" style:font-name-complex="Ari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4.001cm" fo:margin-right="0cm" fo:line-height="15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font-name="ARIAL" fo:font-size="12pt" fo:font-weight="normal" officeooo:rsid="003bf077" officeooo:paragraph-rsid="0041c863" style:font-size-asian="12pt" style:font-weight-asian="normal" style:font-name-complex="Arial" style:font-size-complex="12pt" style:font-weight-complex="normal"/>
    </style:style>
    <style:style style:name="P44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paragraph-rsid="003f54ce"/>
    </style:style>
    <style:style style:name="P45" style:family="paragraph" style:parent-style-name="Text_20_body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2cm" style:auto-text-indent="false" style:page-number="auto" fo:background-color="transparent" style:writing-mode="lr-tb"/>
      <style:text-properties fo:font-variant="normal" fo:text-transform="none" fo:color="#000000" style:font-name="ARIAL" fo:font-size="12pt" fo:letter-spacing="normal" fo:font-style="normal" fo:font-weight="normal" officeooo:rsid="00462904" officeooo:paragraph-rsid="00462904" style:font-size-asian="12pt" style:font-weight-asian="normal" style:font-name-complex="Arial" style:font-size-complex="12pt" style:font-weight-complex="normal"/>
    </style:style>
    <style:style style:name="P46" style:family="paragraph" style:parent-style-name="Heading_20_1" style:master-page-name="Converter_20_2">
      <style:paragraph-properties fo:margin-left="0cm" fo:margin-right="0cm" fo:text-indent="0cm" style:auto-text-indent="false" style:page-number="auto"/>
      <style:text-properties style:font-name="ARIAL" fo:font-size="12pt" officeooo:rsid="001fa743" officeooo:paragraph-rsid="001fa743" style:font-size-asian="12pt" style:font-name-complex="Arial" style:font-size-complex="12pt"/>
    </style:style>
    <style:style style:name="P47" style:family="paragraph" style:parent-style-name="Corpo_20_de_20_texto_20_2" style:master-page-name="Standard">
      <style:paragraph-properties fo:margin-top="0cm" fo:margin-bottom="0cm" loext:contextual-spacing="false" fo:line-height="150%" fo:text-align="center" style:justify-single-word="false" style:page-number="1"/>
      <style:text-properties style:font-name="Arial" fo:font-size="12pt" officeooo:rsid="000ef27f" officeooo:paragraph-rsid="000ef27f" style:font-size-asian="12pt" style:font-name-complex="Arial" style:font-size-complex="12pt"/>
    </style:style>
    <style:style style:name="P48" style:family="paragraph" style:parent-style-name="Corpo_20_de_20_texto_20_2" style:master-page-name="Converter_20_1">
      <style:paragraph-properties fo:line-height="150%" fo:text-align="center" style:justify-single-word="false" style:page-number="1" fo:break-before="page"/>
      <style:text-properties fo:font-variant="normal" fo:text-transform="none" style:font-name="ARIAL" fo:font-size="12pt" fo:font-weight="bold" officeooo:rsid="0010a2cc" officeooo:paragraph-rsid="0010a2cc" style:font-size-asian="12pt" style:font-weight-asian="bold" style:font-name-complex="Arial" style:font-size-complex="12pt" style:font-weight-complex="bold"/>
    </style:style>
    <style:style style:name="P49" style:family="paragraph" style:parent-style-name="Corpo_20_de_20_texto_20_2">
      <style:text-properties style:font-name="ARIAL" fo:font-size="12pt" style:font-size-asian="12pt" style:font-name-complex="Arial" style:font-size-complex="12pt"/>
    </style:style>
    <style:style style:name="P50" style:family="paragraph" style:parent-style-name="Corpo_20_de_20_texto_20_2">
      <style:paragraph-properties fo:text-align="justify" style:justify-single-word="false"/>
      <style:text-properties fo:font-variant="normal" fo:text-transform="none" style:font-name="ARIAL" fo:font-size="12pt" fo:font-weight="normal" style:font-size-asian="12pt" style:font-weight-asian="normal" style:font-name-complex="Arial" style:font-size-complex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Arial1" fo:font-size="12pt" fo:font-weight="bold" officeooo:rsid="00148bb0" style:font-size-asian="12pt" style:font-weight-asian="bold" style:font-name-complex="Arial" style:font-size-complex="12pt" style:font-weight-complex="bold"/>
    </style:style>
    <style:style style:name="T3" style:family="text">
      <style:text-properties fo:font-variant="normal" fo:text-transform="none" fo:color="#000000" style:font-name="Arial1" fo:font-size="12pt" fo:letter-spacing="normal" fo:font-style="normal" fo:font-weight="normal" officeooo:rsid="0022a2c7" style:font-size-asian="12pt" style:font-weight-asian="bold" style:font-name-complex="Arial" style:font-size-complex="12pt" style:font-weight-complex="bold"/>
    </style:style>
    <style:style style:name="T4" style:family="text">
      <style:text-properties fo:font-variant="normal" fo:text-transform="none" fo:color="#000000" style:font-name="Arial1" fo:font-size="12pt" fo:letter-spacing="normal" fo:font-style="normal" fo:font-weight="normal" officeooo:rsid="0024835f" style:font-size-asian="12pt" style:font-weight-asian="bold" style:font-name-complex="Arial" style:font-size-complex="12pt" style:font-weight-complex="bold"/>
    </style:style>
    <style:style style:name="T5" style:family="text">
      <style:text-properties fo:font-variant="normal" fo:text-transform="none" fo:color="#000000" style:font-name="Arial1" fo:font-size="12pt" fo:letter-spacing="normal" fo:font-style="normal" fo:font-weight="normal" officeooo:rsid="00249fd5" style:font-size-asian="12pt" style:font-weight-asian="bold" style:font-name-complex="Arial" style:font-size-complex="12pt" style:font-weight-complex="bold"/>
    </style:style>
    <style:style style:name="T6" style:family="text">
      <style:text-properties fo:font-variant="normal" fo:text-transform="none" fo:color="#000000" style:font-name="Arial1" fo:font-size="12pt" fo:letter-spacing="normal" fo:font-style="normal" fo:font-weight="normal" officeooo:rsid="003bf077" style:font-size-asian="12pt" style:font-weight-asian="bold" style:font-name-complex="Arial" style:font-size-complex="12pt" style:font-weight-complex="bold"/>
    </style:style>
    <style:style style:name="T7" style:family="text">
      <style:text-properties fo:font-variant="normal" fo:text-transform="none" fo:color="#000000" style:font-name="Arial1" fo:font-size="12pt" fo:letter-spacing="normal" fo:font-style="normal" fo:font-weight="normal" officeooo:rsid="003dac45" style:font-size-asian="12pt" style:font-weight-asian="bold" style:font-name-complex="Arial" style:font-size-complex="12pt" style:font-weight-complex="bold"/>
    </style:style>
    <style:style style:name="T8" style:family="text">
      <style:text-properties fo:font-variant="normal" fo:text-transform="none" fo:color="#000000" style:font-name="Arial1" fo:letter-spacing="normal" fo:language="pt" fo:country="BR" fo:font-style="normal" style:font-name-asian="Times New Roman" style:font-name-complex="Times New Roman" style:language-complex="ar" style:country-complex="SA"/>
    </style:style>
    <style:style style:name="T9" style:family="text">
      <style:text-properties fo:font-variant="normal" fo:text-transform="none" fo:color="#000000" style:font-name="Arial1" fo:letter-spacing="normal" fo:language="pt" fo:country="BR" fo:font-style="normal" officeooo:rsid="003001b8" style:font-name-asian="Times New Roman" style:font-name-complex="Times New Roman" style:language-complex="ar" style:country-complex="SA"/>
    </style:style>
    <style:style style:name="T10" style:family="text">
      <style:text-properties fo:font-variant="normal" fo:text-transform="none" officeooo:rsid="001ede43"/>
    </style:style>
    <style:style style:name="T11" style:family="text">
      <style:text-properties fo:font-variant="normal" fo:text-transform="none" style:use-window-font-color="true" style:text-line-through-style="none" style:text-line-through-type="none" fo:letter-spacing="normal" fo:language="pt" fo:country="BR" fo:font-style="normal" style:text-underline-style="none" style:text-blinking="false" style:font-name-asian="Times New Roman" style:language-complex="ar" style:country-complex="SA"/>
    </style:style>
    <style:style style:name="T12" style:family="text">
      <style:text-properties fo:font-variant="normal" fo:text-transform="none" style:use-window-font-color="true" style:text-line-through-style="none" style:text-line-through-type="none" fo:letter-spacing="normal" fo:language="pt" fo:country="BR" fo:font-style="normal" style:text-underline-style="none" officeooo:rsid="0047a96a" style:text-blinking="false" style:font-name-asian="Times New Roman" style:language-complex="ar" style:country-complex="SA"/>
    </style:style>
    <style:style style:name="T13" style:family="text">
      <style:text-properties style:font-weight-complex="bold"/>
    </style:style>
    <style:style style:name="T14" style:family="text">
      <style:text-properties officeooo:rsid="00443ffa" style:font-weight-complex="bold"/>
    </style:style>
    <style:style style:name="T15" style:family="text">
      <style:text-properties officeooo:rsid="0024835f" style:font-size-asian="12pt" style:font-size-complex="12pt"/>
    </style:style>
    <style:style style:name="T16" style:family="text">
      <style:text-properties officeooo:rsid="00256cb4" style:font-size-asian="12pt" style:font-size-complex="12pt"/>
    </style:style>
    <style:style style:name="T17" style:family="text">
      <style:text-properties officeooo:rsid="004d3af8" style:font-size-asian="12pt" style:font-size-complex="12pt"/>
    </style:style>
    <style:style style:name="T18" style:family="text">
      <style:text-properties style:font-name="Arial1" officeooo:rsid="00256cb4" style:font-size-asian="12pt" style:font-size-complex="12pt"/>
    </style:style>
    <style:style style:name="T19" style:family="text">
      <style:text-properties style:font-name="Arial1" officeooo:rsid="002ac2b5" style:font-size-asian="12pt" style:font-size-complex="12pt"/>
    </style:style>
    <style:style style:name="T20" style:family="text">
      <style:text-properties style:font-name="Arial1" officeooo:rsid="003001b8" style:font-size-asian="12pt" style:font-size-complex="12pt"/>
    </style:style>
    <style:style style:name="T21" style:family="text">
      <style:text-properties style:font-name="Arial1" fo:language="pt" fo:country="BR" officeooo:rsid="00256cb4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style:font-name="Arial1" fo:language="pt" fo:country="BR" officeooo:rsid="002ac2b5" style:font-name-asian="Times New Roman" style:font-size-asian="12pt" style:font-name-complex="Times New Roman" style:font-size-complex="12pt" style:language-complex="ar" style:country-complex="SA"/>
    </style:style>
    <style:style style:name="T23" style:family="text">
      <style:text-properties style:font-name="Arial1" fo:language="pt" fo:country="BR" officeooo:rsid="002c771f" style:font-name-asian="Times New Roman" style:font-size-asian="12pt" style:font-name-complex="Times New Roman" style:font-size-complex="12pt" style:language-complex="ar" style:country-complex="SA"/>
    </style:style>
    <style:style style:name="T24" style:family="text">
      <style:text-properties style:font-name="Arial1" fo:language="pt" fo:country="BR" officeooo:rsid="002decf1" style:font-name-asian="Times New Roman" style:font-size-asian="12pt" style:font-name-complex="Times New Roman" style:font-size-complex="12pt" style:language-complex="ar" style:country-complex="SA"/>
    </style:style>
    <style:style style:name="T25" style:family="text">
      <style:text-properties style:font-name="Arial1" fo:language="pt" fo:country="BR" officeooo:rsid="002e9e61" style:font-name-asian="Times New Roman" style:font-size-asian="12pt" style:font-name-complex="Times New Roman" style:font-size-complex="12pt" style:language-complex="ar" style:country-complex="SA"/>
    </style:style>
    <style:style style:name="T26" style:family="text">
      <style:text-properties style:font-name="Arial1" fo:language="pt" fo:country="BR" officeooo:rsid="003001b8" style:font-name-asian="Times New Roman" style:font-size-asian="12pt" style:font-name-complex="Times New Roman" style:font-size-complex="12pt" style:language-complex="ar" style:country-complex="SA"/>
    </style:style>
    <style:style style:name="T27" style:family="text">
      <style:text-properties style:font-name="Arial1" fo:language="pt" fo:country="BR" officeooo:rsid="0031e6bf" style:font-name-asian="Times New Roman" style:font-size-asian="12pt" style:font-name-complex="Times New Roman" style:font-size-complex="12pt" style:language-complex="ar" style:country-complex="SA"/>
    </style:style>
    <style:style style:name="T28" style:family="text">
      <style:text-properties style:font-name="Arial1" fo:language="pt" fo:country="BR" officeooo:rsid="0033d802" style:font-name-asian="Times New Roman" style:font-size-asian="12pt" style:font-name-complex="Times New Roman" style:font-size-complex="12pt" style:language-complex="ar" style:country-complex="SA"/>
    </style:style>
    <style:style style:name="T29" style:family="text">
      <style:text-properties style:font-name="Arial1" fo:language="pt" fo:country="BR" officeooo:rsid="00353736" style:font-name-asian="Times New Roman" style:font-size-asian="12pt" style:font-name-complex="Times New Roman" style:font-size-complex="12pt" style:language-complex="ar" style:country-complex="SA"/>
    </style:style>
    <style:style style:name="T30" style:family="text">
      <style:text-properties style:font-name="Arial1" fo:language="pt" fo:country="BR" officeooo:rsid="003dac45" style:font-name-asian="Times New Roman" style:font-size-asian="12pt" style:font-name-complex="Times New Roman" style:font-size-complex="12pt" style:language-complex="ar" style:country-complex="SA"/>
    </style:style>
    <style:style style:name="T31" style:family="text">
      <style:text-properties style:font-name="Arial1" fo:language="pt" fo:country="BR" officeooo:rsid="003f54ce" style:font-name-asian="Times New Roman" style:font-size-asian="12pt" style:font-name-complex="Times New Roman" style:font-size-complex="12pt" style:language-complex="ar" style:country-complex="SA"/>
    </style:style>
    <style:style style:name="T32" style:family="text">
      <style:text-properties style:font-name="Arial1" fo:language="pt" fo:country="BR" officeooo:rsid="003dac45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font-name="Arial1" fo:language="pt" fo:country="BR" officeooo:rsid="003001b8" style:font-name-asian="Times New Roman" style:font-name-complex="Times New Roman" style:language-complex="ar" style:country-complex="SA"/>
    </style:style>
    <style:style style:name="T34" style:family="text">
      <style:text-properties style:font-name="Arial1" fo:language="pt" fo:country="BR" fo:font-style="italic" officeooo:rsid="003dac45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35" style:family="text">
      <style:text-properties style:font-name="Arial1" fo:language="pt" fo:country="BR" fo:font-style="italic" officeooo:rsid="00353736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36" style:family="text">
      <style:text-properties officeooo:rsid="0041c863"/>
    </style:style>
    <style:style style:name="T37" style:family="text">
      <style:text-properties style:use-window-font-color="true" fo:language="pt" fo:country="BR" style:font-name-asian="Times New Roman" style:language-complex="ar" style:country-complex="SA"/>
    </style:style>
    <style:style style:name="T38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transparent" draw:fill="none" draw:fill-color="#ffffff" draw:opacity="100%" fo:padding="0cm" fo:border="none" style:writing-mode="lr-tb" draw:wrap-influence-on-position="once-successive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  <text:sequence-decl text:display-outline-level="0" text:name="Gr·fico"/>
      </text:sequence-decls>
      <text:p text:style-name="P47">ASSOCIAÇÃO EDUCATIVA DO BRASIL - SOEBRAS</text:p>
      <text:p text:style-name="P19">FACULDADES UNIDAS DO NORTE DE MINAS - FUNORTR</text:p>
      <text:p text:style-name="P19">INSTITUTO DE CIÊNCIAS DA SAÚDE - ICS</text:p>
      <text:p text:style-name="P19">CURSO DE GRADUAÇÃO EM ENGENHARIA BIOMÉDICA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inteligência artificial no apoio à conduta clínica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p text:style-name="P36">ALECK YANN MARQUES DE MATOS MARTINS</text:p>
      <text:p text:style-name="P36">JONAS RODRIGUES FILHO</text:p>
      <text:p text:style-name="P36">Marcel veloso campo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MONTES CLAROS – MG</text:p>
      <text:p text:style-name="P17">2017</text:p>
      <text:p text:style-name="P48">ALECK YANN MARQUES DE MATOS MARTINS</text:p>
      <text:p text:style-name="P3">JONAS RODRIGUES FILHO</text:p>
      <text:p text:style-name="P3">MARCEL VELOSO CAMP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<text:span text:style-name="T14">DATA MINING</text:span><text:span text:style-name="T13"> NO APOIO À CONDUTA CLÍNICA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Projeto de trabalho de conclusão de curso apresentado à Banca examinadora do Curso de Graduação em Engenharia Biomédica do Instituto de Engenharias como requisito parcial para obtenção do título de bacharel em Engenharia Biomédica.</text:p>
      <text:p text:style-name="P24">Professor orientador: Dr. Ms. Marcel Veloso Campos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MONTES CLARO – MG</text:p>
      <text:p text:style-name="P26">2017</text:p>
      <text:p text:style-name="P4"><text:soft-page-break/>RESUMO</text:p>
      <text:p text:style-name="P4"/>
      <text:p text:style-name="P44"><text:span text:style-name="T15">A indubtável necessidade de se trabalhar com quantidade de dados cada vez maiores, </text:span><text:span text:style-name="T16">vem </text:span><text:span text:style-name="T15">tornando o processamento </text:span><text:span text:style-name="T16">e a manipulação destes,</text:span><text:span text:style-name="T15"> exponencial</text:span><text:span text:style-name="T17">m</text:span><text:span text:style-name="T15">ente mais complexa e morosa. A Inteligência artificial é um </text:span><text:span text:style-name="T16">ramo da tecnologia da informação que se propõe a realizar tarefas complexas que outrora seriam realizadas apenas por seres humanos. A medida que a quantidade de informação cresce, a capacidade de entendimento e controle sobre esses dados é drastic</text:span><text:span text:style-name="T18">amente reduzida, tornando necessário o uso de algoritmos e técnicas computacionais para análise de dados. É evidente que na área de ciências da saúde, a quantidade de artigos, estudos, testes, revistas, substâncias, etc, agiganta-se a cada dia, <text:s/>tornando a utilização de métodos de inteligência artificial altamente produtivos e até necessários. No Brasil, a ANVISA (Agência nacional de vigilância sanitária) é o órgão responsável pela análise e liberação de substâncias, assim como </text:span><text:span text:style-name="T19">homologação </text:span><text:span text:style-name="T20">de suas bulas (</text:span><text:span text:style-name="T19">conjunto de </text:span><text:span text:style-name="T21">informações sobre um</text:span><text:span text:style-name="T22">a droga</text:span><text:span text:style-name="T21"> que obrigatoriamente os laboratórios farmacêuticos deve</text:span><text:span text:style-name="T22">m</text:span><text:span text:style-name="T21"> </text:span><text:span text:style-name="T22">oferecer a</text:span><text:span text:style-name="T23">os</text:span><text:span text:style-name="T22"> profissionais e usuários</text:span><text:span text:style-name="T26">)</text:span><text:span text:style-name="T22">. </text:span><text:span text:style-name="T24">Atualmente o bulário da ANVISA contém o registro de aproximadamente 7912 medicamentos, um número extremamente alto de informações para que um ser humano possa análizar e compreender em tempo hábil. A aplicação de métodos de </text:span><text:span text:style-name="T34">Data mining </text:span><text:span text:style-name="T32">(</text:span><text:span text:style-name="T24">mineração de dados</text:span><text:span text:style-name="T30">)</text:span><text:span text:style-name="T24"> </text:span><text:span text:style-name="T25">permite extrair apenas as informações necessárias e relevantes de um grande volume de dados no qual não temos controle ou conhecimento, neste caso nos referimos a todos os textos contidos em todas as bulas registradas na ANVISA. </text:span><text:span text:style-name="T26">Para efetuar a </text:span><text:span text:style-name="T34">data mining</text:span><text:span text:style-name="T26"> é preciso um conjunto de dados secundário, que é definido como parâmetro de busca da mineração. Como dado secundário utilizam</text:span><text:span text:style-name="T25">os o ICD (International Statistical Classification of Diseases and Related Health Problems), </text:span><text:span text:style-name="T26">conhecido no Brasil como CID (Código internacional de doenças) que apresenta a listagem aproximada de 12422 variedades de sinais, sintomas, aspectos anormais, queixas, circunstâncias sociais e causas externas para ferimentos ou doenças. </text:span><text:span text:style-name="T29">N</text:span><text:span text:style-name="T27">o intuito de solucionar problemas com análise de dados em saúde, propomos a arquitetura de um Sistema Especialista que </text:span><text:span text:style-name="T28">tem</text:span><text:span text:style-name="T29"> por</text:span><text:span text:style-name="T28"> finalidade </text:span><text:span text:style-name="T29">a realização de</text:span><text:span text:style-name="T28"> pesquisas inteligentes em u</text:span><text:span text:style-name="T29">m </text:span><text:span text:style-name="T35">Big </text:span><text:span text:style-name="T34">D</text:span><text:span text:style-name="T35">ata</text:span><text:span text:style-name="T29"> (conjunto de informação do ICD + conjunto de informações da ANVISA), oferecendo ao profissional da saúde acesso rápido a informação que seria impossível obter em tempo hábil para as capacidades humanas. </text:span><text:span text:style-name="T31">O uso de big data na área da saúde trará importantes ganhos em termos de dinheiro, tempo e vidas e precisa ser ativamente defendido por cientistas de dados e epidemiologistas.</text:span></text:p>
      <text:p text:style-name="P2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span text:style-name="T2">Palavras-chave: </text:span><text:span text:style-name="T6">Data mining</text:span><text:span text:style-name="T3">. Inteligência </text:span><text:span text:style-name="T4">A</text:span><text:span text:style-name="T3">rtificial. Sistema </text:span><text:span text:style-name="T4">E</text:span><text:span text:style-name="T3">specialista. </text:span><text:span text:style-name="T4">Ap</text:span><text:span text:style-name="T5">o</text:span><text:span text:style-name="T4">io à </text:span><text:span text:style-name="T3">Conduta </text:span><text:span text:style-name="T4">M</text:span><text:span text:style-name="T3">édica. </text:span><text:span text:style-name="T4">Big </text:span><text:span text:style-name="T7">D</text:span><text:span text:style-name="T4">ata</text:span><text:span text:style-name="T3">.</text:span></text:p>
      <text:p text:style-name="P9"><text:soft-page-break/>SUMÁRIO</text:p>
      <text:p text:style-name="P11"/>
      <text:p text:style-name="P12">1<text:tab/>INTRODUÇÃO……………………………………………………………………….4</text:p>
      <text:p text:style-name="P12">1.1<text:tab/>Objetivos……………………………………………………………………………...5</text:p>
      <text:p text:style-name="P12">1.1.1<text:tab/>Objetivo geral………………………………………………………………………...5</text:p>
      <text:p text:style-name="P12">1.1.2<text:tab/>Objetivos Específicos………………………………………………………………..5</text:p>
      <text:p text:style-name="P12">1.2<text:tab/>Justificativa…………………………………………………………………………...6</text:p>
      <text:p text:style-name="P10"/>
      <text:p text:style-name="P13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h text:style-name="P46" text:outline-level="1" text:is-list-header="true">1 introdução</text:h>
      <text:p text:style-name="P42"/>
      <text:p text:style-name="P43">Ao observar os avanços da ciência nos últimos anos, é possível encontrar fortes indícios de que a próxima grande fronteira da epidemiologia será a análise de grandes bancos de dados (big data). O crescimento do número de estudos multicêntricos e a pressão pela transparência dos gastos públicos têm aumentado a quantidade de dados disponíveis e criado uma demanda por novas formas de análise de dados complexos e desestruturados –um conjunto de técnicas conhecido como data mining. <text:span text:style-name="T36">(CHIAVEGATTO FILHO, 2015, p. 326).</text:span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9"><text:soft-page-break/>1.1 Objetivos</text:p>
      <text:p text:style-name="P41"/>
      <text:p text:style-name="P27"><text:span text:style-name="T10">1.</text:span><text:span text:style-name="T1">1.1 Objetivo geral</text:span></text:p>
      <text:p text:style-name="P28"/>
      <text:p text:style-name="P45">Oferecer métodos de pesquisas inteligentes para o apoio de profissionais da saúde.</text:p>
      <text:p text:style-name="P32"/>
      <text:p text:style-name="P28">1.1.2 Objetivos específicos</text:p>
      <text:p text:style-name="P28"/>
      <text:list xml:id="list6422348192468337640" text:style-name="L1">
        <text:list-item>
          <text:p text:style-name="P37">Adquirir todas as bulas registradas na ANVISA através de métodos de Data mining e salvá-los em um banco de dados SQL.</text:p>
        </text:list-item>
        <text:list-item>
          <text:p text:style-name="P38">Adquirir todos os Códigos Internacionais de Doenças através de pesquisa em dados di<text:span text:style-name="T37">sponíveis na comunidade de desenvolvimento GitHub e salvá-los em um banco de dados SQL.</text:span></text:p>
        </text:list-item>
        <text:list-item>
          <text:p text:style-name="P38"><text:span text:style-name="T12">Ultilizar uma b</text:span><text:a xlink:type="simple" xlink:href="http://www.pdfparser.org/" text:style-name="Internet_20_link" text:visited-style-name="Visited_20_Internet_20_Link"><text:span text:style-name="T11">iblioteca </text:span></text:a><text:a xlink:type="simple" xlink:href="http://www.pdfparser.org/" text:style-name="Internet_20_link" text:visited-style-name="Visited_20_Internet_20_Link"><text:span text:style-name="T12">PHP</text:span></text:a><text:a xlink:type="simple" xlink:href="http://www.pdfparser.org/" text:style-name="Internet_20_link" text:visited-style-name="Visited_20_Internet_20_Link"><text:span text:style-name="T11"> para analisar arquivos PDF e extrair elementos </text:span></text:a><text:a xlink:type="simple" xlink:href="http://www.pdfparser.org/" text:style-name="Internet_20_link" text:visited-style-name="Visited_20_Internet_20_Link"><text:span text:style-name="T12">textuais dos dados obtidos da ANVISA</text:span></text:a><text:a xlink:type="simple" xlink:href="http://www.pdfparser.org/" text:style-name="Internet_20_link" text:visited-style-name="Visited_20_Internet_20_Link"><text:span text:style-name="T11">.</text:span></text:a></text:p>
        </text:list-item>
        <text:list-item>
          <text:p text:style-name="P39">Criação de algoritmos de busca e análise de padrões ultilizado em bulas.</text:p>
        </text:list-item>
        <text:list-item>
          <text:p text:style-name="P39">Pesquisas inteligentes para relacionamentar áspectos e índices importantes das bulas e os <text:span text:style-name="T9">sinais, sintomas, aspectos anormais, queixas, circunstâncias sociais e causas externas para ferimentos ou doenças </text:span><text:span text:style-name="T8">listados no CID.</text:span></text:p>
          <text:p text:style-name="P40"/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7"><text:soft-page-break/>1.1 Justificativa</text:p>
      <text:p text:style-name="P27"/>
      <text:p text:style-name="P33">Este é um modelo que servirá para a elaboração dos projetos de graduação dos alunos do Curso de Engenharia Elétrica da UFES. Nele, serão dadas informações sobre como utilizá-lo, como fazer referências às figuras, tabelas, quadros, gráficos e equações, além de como fazer citações às referências bibliográficas no decorrer da escrita do trabalho. Outras fontes, que também podem auxiliar na escrita e na formatação do projeto de graduação, são o guia de Normalização e Apresentação de Trabalhos Científicos e Acadêmicos, da Biblioteca Central da Universidade Federal do Espírito Santo (UFES), o qual pode ser adquirido na Biblioteca Central; e as normas NBR 6023:2002, NBR 6024:2003, NBR 6027:2003, NBR 6028:2003, NBR 6034:2004, NBR 10520:2002 e NBR 14724:2011, da Associação Brasileira de Normas Técnicas (ABNT)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Helvetica Neue" svg:font-family="'Helvetica Neue', Helvetica, Arial, sans-serif"/>
    <style:font-face style:name="ARIAL" svg:font-family="ARIAL" style:font-family-generic="swiss"/>
    <style:font-face style:name="Arial1" svg:font-family="Arial" style:font-family-generic="swiss"/>
    <style:font-face style:name="FreeSans1" svg:font-family="FreeSans" style:font-family-generic="swiss"/>
    <style:font-face style:name="Cambria" svg:font-family="Cambria" style:font-pitch="variable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en" fo:country="US" fo:font-weight="bold" style:font-weight-asian="bold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212cm" loext:contextual-spacing="false" fo:line-height="100%" fo:text-align="center" style:justify-single-word="false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501cm" fo:margin-right="0cm" fo:margin-top="0cm" fo:margin-bottom="0.423cm" loext:contextual-spacing="false" fo:text-indent="-1.501cm" style:auto-text-indent="false" fo:keep-with-next="always"/>
      <style:text-properties fo:text-transform="uppercas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423cm" loext:contextual-spacing="false" fo:text-indent="0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423cm" loext:contextual-spacing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text-transform="uppercas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line-height="0.459cm" fo:keep-with-next="always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.106cm" loext:contextual-spacing="false" fo:keep-with-next="always"/>
      <style:text-properties fo:font-weight="bold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rpo_20_de_20_texto_20_2" style:display-name="Corpo de texto 2" style:family="paragraph" style:parent-style-name="Standard">
      <style:paragraph-properties fo:line-height="100%" fo:text-align="start" style:justify-single-word="false" style:register-true="true" style:vertical-align="baseline" style:snap-to-layout-grid="false"/>
      <style:text-properties fo:text-transform="uppercase" fo:font-weight="bold" style:font-weight-asian="bold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indent="1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cuo_20_de_20_corpo_20_de_20_texto_20_3" style:display-name="Recuo de corpo de texto 3" style:family="paragraph" style:parent-style-name="Standard">
      <style:paragraph-properties fo:margin-left="8.001cm" fo:margin-right="0.25cm" fo:text-indent="0cm" style:auto-text-indent="false"/>
    </style:style>
    <style:style style:name="Corpo_20_de_20_texto_20_3" style:display-name="Corpo de texto 3" style:family="paragraph" style:parent-style-name="Standard">
      <style:paragraph-properties fo:margin-left="8.001cm" fo:margin-right="0.25cm" fo:line-height="100%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5" style:display-name="Contents 5" style:family="paragraph" style:parent-style-name="Standard" style:next-style-name="Standard" style:class="index">
      <style:paragraph-properties fo:margin-left="0.199cm" fo:margin-right="0.199cm" fo:text-indent="0cm" style:auto-text-indent="false"/>
      <style:text-properties fo:text-transform="uppercase" fo:font-weight="bold" style:font-weight-asian="bold"/>
    </style:style>
    <style:style style:name="Examinadora" style:family="paragraph" style:parent-style-name="Standard" style:next-style-name="Standard">
      <style:paragraph-properties fo:margin-left="7.502cm" fo:margin-right="0.25cm" fo:line-height="100%" fo:text-indent="0cm" style:auto-text-indent="false"/>
      <style:text-properties fo:font-weight="bold" style:font-weight-asian="bold"/>
    </style:style>
    <style:style style:name="Índice_20_de_20_ilustrações" style:display-name="Índice de ilustrações" style:family="paragraph" style:parent-style-name="Standard" style:next-style-name="Standard">
      <style:paragraph-properties fo:margin-left="0.199cm" fo:margin-right="0.199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.199cm" fo:margin-right="0.199cm" fo:text-align="start" style:justify-single-word="false" fo:text-indent="0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.199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.501cm" fo:margin-right="0.199cm" fo:text-indent="0cm" style:auto-text-indent="false"/>
    </style:style>
    <style:style style:name="Contents_20_4" style:display-name="Contents 4" style:family="paragraph" style:parent-style-name="Standard" style:next-style-name="Standard" style:default-outline-level="4" style:list-style-name="" style:class="index">
      <style:paragraph-properties fo:margin-left="2.66cm" fo:margin-right="0.199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Endnote" style:family="paragraph" style:parent-style-name="Standard" style:class="extra"/>
    <style:style style:name="Footnote" style:family="paragraph" style:parent-style-name="Standard" style:class="extra"/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dedicatoria" style:family="paragraph" style:parent-style-name="Heading_20_5">
      <style:paragraph-properties fo:margin-top="17.568cm" fo:margin-bottom="0cm" loext:contextual-spacing="false" fo:line-height="100%" fo:text-align="end" style:justify-single-word="false"/>
      <style:text-properties fo:font-variant="normal" fo:text-transform="none" fo:font-weight="normal" style:font-weight-asian="normal"/>
    </style:style>
    <style:style style:name="corpo_20_de_20_texto_20_4" style:display-name="corpo de texto 4" style:family="paragraph" style:parent-style-name="Text_20_body">
      <style:paragraph-properties fo:margin-top="17.568cm" fo:margin-bottom="0cm" loext:contextual-spacing="false" fo:line-height="100%" fo:text-align="end" style:justify-single-word="false"/>
    </style:style>
    <style:style style:name="Capa" style:family="paragraph" style:parent-style-name="Corpo_20_de_20_texto_20_2">
      <style:text-properties fo:font-size="16pt" style:font-size-asian="16pt"/>
    </style:style>
    <style:style style:name="Autor" style:family="paragraph" style:parent-style-name="Capa">
      <style:text-properties fo:font-size="14pt" style:font-size-asian="14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itação" style:family="paragraph" style:parent-style-name="Standard" style:next-style-name="Standard">
      <style:paragraph-properties fo:margin-left="4.001cm" fo:margin-right="0cm" fo:text-indent="0cm" style:auto-text-indent="false"/>
      <style:text-properties fo:color="#000000" fo:font-size="10pt" style:font-size-asian="10pt" style:font-size-complex="11pt" style:font-style-complex="italic"/>
    </style:style>
    <style:style style:name="Notas" style:family="paragraph" style:parent-style-name="Standard">
      <style:paragraph-properties fo:margin-left="2cm" fo:margin-right="0cm" fo:line-height="100%" fo:text-indent="0cm" style:auto-text-indent="false"/>
      <style:text-properties fo:font-size="9pt" style:font-size-asian="9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keep-together="always" fo:text-indent="0cm" style:auto-text-indent="false"/>
      <style:text-properties fo:font-variant="normal" fo:text-transform="none" fo:color="#365f91" style:font-name="Cambria" fo:font-family="Cambria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Com_20_marcadores" style:display-name="Com marcadores" style:family="paragraph" style:parent-style-name="Standard">
      <style:paragraph-properties fo:line-height="100%" style:text-autospace="none"/>
      <style:text-properties fo:font-size="11pt" style:font-name-asian="Times New Roman" style:font-family-asian="'Times New Roman'" style:font-family-generic-asian="roman" style:font-pitch-asian="variable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1z0" style:family="text"/>
    <style:style style:name="WW8Num11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St2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Fonte_20_parág._20_padrão" style:display-name="Fonte parág. padrão" style:family="text"/>
    <style:style style:name="Page_20_Number" style:display-name="Page Number" style:family="text"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0% 100%"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itação_20_Char" style:display-name="Citação Char" style:family="text">
      <style:text-properties fo:color="#000000" style:font-size-complex="11pt" style:font-style-complex="italic"/>
    </style:style>
    <style:style style:name="st" style:family="text" style:parent-style-name="Fonte_20_parág._20_padrão"/>
    <style:style style:name="Texto_20_do_20_Espaço_20_Reservado" style:display-name="Texto do Espaço Reservado" style:family="text">
      <style:text-properties fo:color="#808080"/>
    </style:style>
    <style:style style:name="Numbering_20_Symbols" style:display-name="Numbering Symbols" style:family="text">
      <style:text-properties style:font-name="ARIAL" fo:font-family="ARIAL" style:font-family-generic="swiss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1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2" text:style-name="WW8Num21z0" style:num-format="1" text:display-levels="2">
        <style:list-level-properties text:list-level-position-and-space-mode="label-alignment">
          <style:list-level-label-alignment text:label-followed-by="space" fo:margin-left="2.002cm"/>
        </style:list-level-properties>
      </text:outline-level-style>
      <text:outline-level-style text:level="3" text:style-name="WW8Num21z0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21z0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1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1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1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1.245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WW8Num21z0" style:num-format="1" text:display-levels="2">
        <style:list-level-properties text:list-level-position-and-space-mode="label-alignment">
          <style:list-level-label-alignment text:label-followed-by="space" fo:margin-left="2.002cm"/>
        </style:list-level-properties>
      </text:list-level-style-number>
      <text:list-level-style-number text:level="3" text:style-name="WW8Num21z0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21z0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21z0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21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1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transparent" draw:fill="none" draw:fill-color="#ffffff" draw:opacity="100%" fo:padding="0cm" fo:border="none" style:writing-mode="lr-tb" draw:wrap-influence-on-position="once-successive"/>
    </style:style>
    <style:page-layout style:name="Mpm1">
      <style:page-layout-properties fo:page-width="21.001cm" fo:page-height="29.7cm" style:num-format="i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7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1"/>
    <style:master-page style:name="Converter_20_2" style:display-name="Converter 2" style:page-layout-name="Mpm2">
      <style:header>
        <text:p text:style-name="MP1"><draw:frame draw:style-name="Mfr1" draw:name="Quadro2" text:anchor-type="paragraph" svg:y="0.002cm" draw:z-index="2"><draw:text-box fo:min-height="0.527cm" fo:min-width="0.041cm"><text:p text:style-name="Header"><text:span text:style-name="Page_20_Number"><text:page-number text:select-page="current">6</text:page-number></text:span></text:p></draw:text-box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Projeto de Graduação - Engenharia Elétrica</dc:title>
    <meta:initial-creator>Prof. Paulo J. M. Menegáz</meta:initial-creator>
    <meta:creation-date>2014-02-03T16:04:00</meta:creation-date>
    <dc:date>2017-04-08T23:10:43.263062731</dc:date>
    <meta:print-date>2001-04-06T13:43:00</meta:print-date>
    <meta:editing-cycles>36</meta:editing-cycles>
    <meta:editing-duration>PT3H48M16S</meta:editing-duration>
    <meta:generator>LibreOffice/5.1.6.2$Linux_X86_64 LibreOffice_project/10m0$Build-2</meta:generator>
    <meta:document-statistic meta:table-count="0" meta:image-count="0" meta:object-count="0" meta:page-count="8" meta:paragraph-count="42" meta:word-count="879" meta:character-count="5930" meta:non-whitespace-character-count="5095"/>
  </office:meta>
</office:document-meta>
</file>